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8">
            <text:p>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8-04_21-16-05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8-05_01-02-12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8-05_07-32-32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起きた時刻 / 2023">
            <text:p>:m :PHOTO 起き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 office:value-type="string">
            <text:p>2023-08-05_07-34-5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8-05_12-53-2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8" office:value-type="string">
            <text:p>2023-08-05_15-02-17_000.jpg</text:p>
          </table:table-cell>
          <table:table-cell table:style-name="ce26" office:value-type="string">
            <text:p>:bookmemo / 読んだ本 / 『アスペルガー症候群と学習障害』 / 著者=榊原洋一 / 途中（終了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bookmemo / 読んだ本 / 『アスペルガー症候群と学習障害』 / 著者=榊原洋一 / 途中（終了）">
            <text:p>:bookmemo / 読んだ本 / 『アスペルガー症候群と学習障害』 / 著者=榊原洋一 / 途中（終了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 office:value-type="string">
            <text:p>2023-08-05_15-02-31_000.jpg</text:p>
          </table:table-cell>
          <table:table-cell table:style-name="ce26" office:value-type="string">
            <text:p>:bookmemo / 読んだ本 / 『波のしくみ』 / 著者=佐藤文隆、松下泰雄 / 途中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bookmemo / 読んだ本 / 『波のしくみ』 / 著者=佐藤文隆、松下泰雄 / 途中">
            <text:p>:bookmemo / 読んだ本 / 『波のしくみ』 / 著者=佐藤文隆、松下泰雄 / 途中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8" office:value-type="string">
            <text:p>2023-08-05_15-02-44_000.jpg</text:p>
          </table:table-cell>
          <table:table-cell table:style-name="ce26" office:value-type="string">
            <text:p>:bookmemo / 読んだ本 / 『波のしくみ』 / 著者=佐藤文隆、松下泰雄 / 途中 ここまで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bookmemo / 読んだ本 / 『波のしくみ』 / 著者=佐藤文隆、松下泰雄 / 途中 ここまで">
            <text:p>:bookmemo / 読んだ本 / 『波のしくみ』 / 著者=佐藤文隆、松下泰雄 / 途中 ここまで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47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5">2023/08/05</text:date>, <text:time>17:30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05T17:30:23.98</dc:date>
    <dc:creator>岩淵 謙</dc:creator>
    <meta:editing-duration>P58DT1H23M57S</meta:editing-duration>
    <meta:editing-cycles>19364</meta:editing-cycles>
    <meta:document-statistic meta:table-count="2" meta:cell-count="917" meta:object-count="0"/>
    <meta:user-defined meta:name="qrichtext">1</meta:user-defined>
  </office:meta>
</office:document-meta>
</file>